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>
        <table:shapes>
          <draw:frame draw:z-index="0" draw:style-name="gr1" draw:text-style-name="P1" svg:width="6.2988in" svg:height="3.5429in" svg:x="4.426in" svg:y="0.9665in">
            <draw:object draw:notify-on-update-of-ranges="Sheet2.C2:Sheet2.C8 Sheet2.A1:Sheet2.A1 Sheet2.A2:Sheet2.A8 Sheet2.B1:Sheet2.B1 Sheet2.B2:Sheet2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mplementacion</text:p>
          </table:table-cell>
          <table:table-cell office:value-type="string" calcext:value-type="string">
            <text:p>Weka</text:p>
          </table:table-cell>
          <table:table-cell/>
        </table:table-row>
        <table:table-row table:style-name="ro1">
          <table:table-cell office:value-type="float" office:value="85.9154929577465" calcext:value-type="float">
            <text:p>85.9154929577</text:p>
          </table:table-cell>
          <table:table-cell office:value-type="float" office:value="96.8366" calcext:value-type="float">
            <text:p>96.83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.6507936507937" calcext:value-type="float">
            <text:p>93.6507936508</text:p>
          </table:table-cell>
          <table:table-cell office:value-type="float" office:value="97.3638" calcext:value-type="float">
            <text:p>97.36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.0140845070423" calcext:value-type="float">
            <text:p>94.014084507</text:p>
          </table:table-cell>
          <table:table-cell office:value-type="float" office:value="97.188" calcext:value-type="float">
            <text:p>97.1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.1592920353982" calcext:value-type="float">
            <text:p>94.1592920354</text:p>
          </table:table-cell>
          <table:table-cell office:value-type="float" office:value="96.8366" calcext:value-type="float">
            <text:p>96.8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.8439716312057" calcext:value-type="float">
            <text:p>91.8439716312</text:p>
          </table:table-cell>
          <table:table-cell office:value-type="float" office:value="97.188" calcext:value-type="float">
            <text:p>97.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.7107583774251" calcext:value-type="float">
            <text:p>91.7107583774</text:p>
          </table:table-cell>
          <table:table-cell office:value-type="float" office:value="98.0668" calcext:value-type="float">
            <text:p>98.06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1.3732394366197" calcext:value-type="float">
            <text:p>91.3732394366</text:p>
          </table:table-cell>
          <table:table-cell office:value-type="float" office:value="97.188" calcext:value-type="float">
            <text:p>97.188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4.426in" svg:y="0.9665in">
            <draw:object draw:notify-on-update-of-ranges="Sheet3.C2:Sheet3.C10 Sheet3.A1:Sheet3.A1 Sheet3.A2:Sheet3.A10 Sheet3.B1:Sheet3.B1 Sheet3.B2:Sheet3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Weka</text:p>
          </table:table-cell>
          <table:table-cell table:style-name="Default"/>
        </table:table-row>
        <table:table-row table:style-name="ro1">
          <table:table-cell office:value-type="float" office:value="88.3040935672515" calcext:value-type="float">
            <text:p>88.3040935673</text:p>
          </table:table-cell>
          <table:table-cell office:value-type="float" office:value="96.29" calcext:value-type="float">
            <text:p>96.29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83.1140350877193" calcext:value-type="float">
            <text:p>83.1140350877</text:p>
          </table:table-cell>
          <table:table-cell office:value-type="float" office:value="97.36" calcext:value-type="float">
            <text:p>97.36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355889724311" calcext:value-type="float">
            <text:p>94.2355889724</text:p>
          </table:table-cell>
          <table:table-cell office:value-type="float" office:value="97.74" calcext:value-type="float">
            <text:p>97.74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1.2280701754386" calcext:value-type="float">
            <text:p>91.2280701754</text:p>
          </table:table-cell>
          <table:table-cell office:value-type="float" office:value="97.65" calcext:value-type="float">
            <text:p>97.65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79.2982456140351" calcext:value-type="float">
            <text:p>79.298245614</text:p>
          </table:table-cell>
          <table:table-cell office:value-type="float" office:value="98.59" calcext:value-type="float">
            <text:p>98.59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6140350877193" calcext:value-type="float">
            <text:p>95.6140350877</text:p>
          </table:table-cell>
          <table:table-cell office:value-type="float" office:value="97.81" calcext:value-type="float">
            <text:p>97.81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4.7368421052632" calcext:value-type="float">
            <text:p>94.7368421053</text:p>
          </table:table-cell>
          <table:table-cell office:value-type="float" office:value="98.25" calcext:value-type="float">
            <text:p>98.2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0350877193" calcext:value-type="float">
            <text:p>95.6140350877</text:p>
          </table:table-cell>
          <table:table-cell office:value-type="float" office:value="98.25" calcext:value-type="float">
            <text:p>98.25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8.2456140350877" calcext:value-type="float">
            <text:p>98.2456140351</text:p>
          </table:table-cell>
          <table:table-cell office:value-type="float" office:value="98.25" calcext:value-type="float">
            <text:p>98.25</text:p>
          </table:table-cell>
          <table:table-cell office:value-type="percentage" office:value="0.9" calcext:value-type="percentage">
            <text:p>9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4:34:28.797673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7:39:51.537978984</meta:creation-date>
    <dc:date>2014-10-29T14:35:12.396501401</dc:date>
    <meta:editing-duration>PT6M15S</meta:editing-duration>
    <meta:editing-cycles>5</meta:editing-cycles>
    <meta:generator>LibreOffice/4.2.5.2$Linux_x86 LibreOffice_project/420m0$Build-2</meta:generator>
    <meta:document-statistic meta:table-count="2" meta:cell-count="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29cm" svg:y="0.315cm" chart:style-name="ch2">
          <text:p>Resultados para el conjunto Wdbc</text:p>
        </chart:title>
        <chart:subtitle svg:x="4.382cm" svg:y="1.296cm" chart:style-name="ch3">
          <text:p>Regresión Logística y Validación Cruzada</text:p>
        </chart:subtitle>
        <chart:legend chart:legend-position="end" svg:x="12.835cm" svg:y="3.956cm" style:legend-expansion="high" chart:style-name="ch4"/>
        <chart:plot-area chart:style-name="ch5" table:cell-range-address="Sheet2.B2:Sheet2.C8 Sheet2.A1:Sheet2.A8 Sheet2.B1:Sheet2.B1" chart:data-source-has-labels="both" svg:x="1.328cm" svg:y="2.335cm" svg:width="10.868cm" svg:height="5.507cm">
          <chartooo:coordinate-region svg:x="2.129cm" svg:y="2.533cm" svg:width="10.067cm" svg:height="4.666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Sheet2.C2:Sheet2.C8"/>
          </chart:axis>
          <chart:axis chart:dimension="y" chart:name="primary-y" chart:style-name="ch8">
            <chart:title svg:x="0.451cm" svg:y="5.787cm" chart:style-name="ch9">
              <text:p>%Acierto</text:p>
            </chart:title>
            <chart:grid chart:style-name="ch10" chart:class="major"/>
          </chart:axis>
          <chart:series chart:style-name="ch11" chart:values-cell-range-address="Sheet2.A2:Sheet2.A8" chart:label-cell-address="Sheet2.A1:Sheet2.A1" chart:class="chart:bar">
            <chart:data-point chart:repeated="7"/>
          </chart:series>
          <chart:series chart:style-name="ch12" chart:values-cell-range-address="Sheet2.B2:Sheet2.B8" chart:label-cell-address="Sheet2.B1:Sheet2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cion</text:p>
                <draw:g>
                  <svg:desc>Sheet2.A1:Sheet2.A1</svg:desc>
                </draw:g>
              </table:table-cell>
              <table:table-cell office:value-type="string">
                <text:p>Weka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2.C2:Sheet2.C8</svg:desc>
                </draw:g>
              </table:table-cell>
              <table:table-cell office:value-type="float" office:value="85.9154929577465">
                <text:p>85.9154929577465</text:p>
                <draw:g>
                  <svg:desc>Sheet2.A2:Sheet2.A8</svg:desc>
                </draw:g>
              </table:table-cell>
              <table:table-cell office:value-type="float" office:value="96.8366">
                <text:p>96.8366</text:p>
                <draw:g>
                  <svg:desc>Sheet2.B2:Sheet2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3.6507936507937">
                <text:p>93.6507936507937</text:p>
              </table:table-cell>
              <table:table-cell office:value-type="float" office:value="97.3638">
                <text:p>97.363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.0140845070423">
                <text:p>94.0140845070423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4.1592920353982">
                <text:p>94.1592920353982</text:p>
              </table:table-cell>
              <table:table-cell office:value-type="float" office:value="96.8366">
                <text:p>96.836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1.8439716312057">
                <text:p>91.8439716312057</text:p>
              </table:table-cell>
              <table:table-cell office:value-type="float" office:value="97.188">
                <text:p>97.18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1.7107583774251">
                <text:p>91.7107583774251</text:p>
              </table:table-cell>
              <table:table-cell office:value-type="float" office:value="98.0668">
                <text:p>98.066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1.3732394366197">
                <text:p>91.3732394366197</text:p>
              </table:table-cell>
              <table:table-cell office:value-type="float" office:value="97.188">
                <text:p>97.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29cm" svg:y="0.315cm" chart:style-name="ch2">
          <text:p>Resultados para el conjunto Wdbc</text:p>
        </chart:title>
        <chart:subtitle svg:x="4.369cm" svg:y="1.296cm" chart:style-name="ch3">
          <text:p>Regresión Logística y División Porcentual</text:p>
        </chart:subtitle>
        <chart:legend chart:legend-position="end" svg:x="12.913cm" svg:y="3.956cm" style:legend-expansion="high" chart:style-name="ch4"/>
        <chart:plot-area chart:style-name="ch5" table:cell-range-address="Sheet3.B2:Sheet3.C10 Sheet3.A1:Sheet3.A10 Sheet3.B1:Sheet3.B1" chart:data-source-has-labels="both" svg:x="1.328cm" svg:y="2.335cm" svg:width="10.946cm" svg:height="5.507cm">
          <chartooo:coordinate-region svg:x="2.129cm" svg:y="2.533cm" svg:width="10.11cm" svg:height="4.272cm"/>
          <chart:axis chart:dimension="x" chart:name="primary-x" chart:style-name="ch6" chartooo:axis-type="auto">
            <chartooo:date-scale/>
            <chart:title svg:x="5.945cm" svg:y="8.023cm" chart:style-name="ch7">
              <text:p>Particiones</text:p>
            </chart:title>
            <chart:categories table:cell-range-address="Sheet3.C2:Sheet3.C10"/>
          </chart:axis>
          <chart:axis chart:dimension="y" chart:name="primary-y" chart:style-name="ch8">
            <chart:title svg:x="0.451cm" svg:y="5.787cm" chart:style-name="ch9">
              <text:p>%Acierto</text:p>
            </chart:title>
            <chart:grid chart:style-name="ch10" chart:class="major"/>
          </chart:axis>
          <chart:series chart:style-name="ch11" chart:values-cell-range-address="Sheet3.A2:Sheet3.A10" chart:label-cell-address="Sheet3.A1:Sheet3.A1" chart:class="chart:bar">
            <chart:data-point chart:repeated="9"/>
          </chart:series>
          <chart:series chart:style-name="ch12" chart:values-cell-range-address="Sheet3.B2:Sheet3.B10" chart:label-cell-address="Sheet3.B1:Sheet3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plementation</text:p>
                <draw:g>
                  <svg:desc>Sheet3.A1:Sheet3.A1</svg:desc>
                </draw:g>
              </table:table-cell>
              <table:table-cell office:value-type="string">
                <text:p>Weka</text:p>
                <draw:g>
                  <svg:desc>Sheet3.B1:Sheet3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Sheet3.C2:Sheet3.C10</svg:desc>
                </draw:g>
              </table:table-cell>
              <table:table-cell office:value-type="float" office:value="88.3040935672515">
                <text:p>88.3040935672515</text:p>
                <draw:g>
                  <svg:desc>Sheet3.A2:Sheet3.A10</svg:desc>
                </draw:g>
              </table:table-cell>
              <table:table-cell office:value-type="float" office:value="96.29">
                <text:p>96.29</text:p>
                <draw:g>
                  <svg:desc>Sheet3.B2:Sheet3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83.1140350877193">
                <text:p>83.1140350877193</text:p>
              </table:table-cell>
              <table:table-cell office:value-type="float" office:value="97.36">
                <text:p>97.3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355889724311">
                <text:p>94.2355889724311</text:p>
              </table:table-cell>
              <table:table-cell office:value-type="float" office:value="97.74">
                <text:p>97.7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1.2280701754386">
                <text:p>91.2280701754386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9.2982456140351">
                <text:p>79.2982456140351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6140350877193">
                <text:p>95.6140350877193</text:p>
              </table:table-cell>
              <table:table-cell office:value-type="float" office:value="97.81">
                <text:p>97.8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4.7368421052632">
                <text:p>94.7368421052632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0350877193">
                <text:p>95.6140350877193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8.2456140350877">
                <text:p>98.2456140350877</text:p>
              </table:table-cell>
              <table:table-cell office:value-type="float" office:value="98.25">
                <text:p>98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